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ext-properties style:font-name="AngsanaUPC" fo:font-size="14pt" style:font-size-asian="14pt" style:font-size-complex="14pt"/>
    </style:style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STTS23H0068</text:p>
          </table:table-cell>
          <table:table-cell office:value-type="string">
            <text:p>1253408001</text:p>
          </table:table-cell>
          <table:table-cell office:value-type="string">
            <text:p>309952903</text:p>
          </table:table-cell>
          <table:table-cell office:value-type="string">
            <text:p>4500</text:p>
          </table:table-cell>
          <table:table-cell office:value-type="string">
            <text:p>0.793</text:p>
          </table:table-cell>
          <table:table-cell office:value-type="string">
            <text:p>3568.50</text:p>
          </table:table-cell>
          <table:table-cell table:number-columns-repeated="1018"/>
        </table:table-row>
        <table:table-row table:style-name="ro2">
          <table:table-cell office:value-type="string">
            <text:p>STTS23H0068</text:p>
          </table:table-cell>
          <table:table-cell office:value-type="string">
            <text:p>1253408002</text:p>
          </table:table-cell>
          <table:table-cell office:value-type="string">
            <text:p>309952903</text:p>
          </table:table-cell>
          <table:table-cell office:value-type="string">
            <text:p>4500</text:p>
          </table:table-cell>
          <table:table-cell office:value-type="string">
            <text:p>0.793</text:p>
          </table:table-cell>
          <table:table-cell office:value-type="string">
            <text:p>3568.50</text:p>
          </table:table-cell>
          <table:table-cell table:number-columns-repeated="1018"/>
        </table:table-row>
        <table:table-row table:style-name="ro2">
          <table:table-cell office:value-type="string">
            <text:p>STTS23H0068</text:p>
          </table:table-cell>
          <table:table-cell office:value-type="string">
            <text:p>1253544001</text:p>
          </table:table-cell>
          <table:table-cell office:value-type="string">
            <text:p>309952903</text:p>
          </table:table-cell>
          <table:table-cell office:value-type="string">
            <text:p>500</text:p>
          </table:table-cell>
          <table:table-cell office:value-type="string">
            <text:p>0.793</text:p>
          </table:table-cell>
          <table:table-cell office:value-type="string">
            <text:p>396.50</text:p>
          </table:table-cell>
          <table:table-cell table:number-columns-repeated="1018"/>
        </table:table-row>
        <table:table-row table:style-name="ro2">
          <table:table-cell office:value-type="string">
            <text:p>STTS23H0068</text:p>
          </table:table-cell>
          <table:table-cell office:value-type="string">
            <text:p>1253776001</text:p>
          </table:table-cell>
          <table:table-cell office:value-type="string">
            <text:p>309952903</text:p>
          </table:table-cell>
          <table:table-cell office:value-type="string">
            <text:p>2500</text:p>
          </table:table-cell>
          <table:table-cell office:value-type="string">
            <text:p>0.793</text:p>
          </table:table-cell>
          <table:table-cell office:value-type="string">
            <text:p>1982.50</text:p>
          </table:table-cell>
          <table:table-cell table:number-columns-repeated="1018"/>
        </table:table-row>
        <table:table-row table:style-name="ro2">
          <table:table-cell office:value-type="string">
            <text:p>STTS23H0068</text:p>
          </table:table-cell>
          <table:table-cell office:value-type="string">
            <text:p>1253975001</text:p>
          </table:table-cell>
          <table:table-cell office:value-type="string">
            <text:p>309952903</text:p>
          </table:table-cell>
          <table:table-cell office:value-type="string">
            <text:p>2500</text:p>
          </table:table-cell>
          <table:table-cell office:value-type="string">
            <text:p>0.793</text:p>
          </table:table-cell>
          <table:table-cell office:value-type="string">
            <text:p>1982.50</text:p>
          </table:table-cell>
          <table:table-cell table:number-columns-repeated="1018"/>
        </table:table-row>
        <table:table-row table:style-name="ro2">
          <table:table-cell office:value-type="string">
            <text:p>STTS23H0068</text:p>
          </table:table-cell>
          <table:table-cell office:value-type="string">
            <text:p>1253975002</text:p>
          </table:table-cell>
          <table:table-cell office:value-type="string">
            <text:p>309952903</text:p>
          </table:table-cell>
          <table:table-cell office:value-type="string">
            <text:p>2000</text:p>
          </table:table-cell>
          <table:table-cell office:value-type="string">
            <text:p>0.793</text:p>
          </table:table-cell>
          <table:table-cell office:value-type="string">
            <text:p>1586.00</text:p>
          </table:table-cell>
          <table:table-cell table:number-columns-repeated="1018"/>
        </table:table-row>
        <table:table-row table:style-name="ro2">
          <table:table-cell office:value-type="string">
            <text:p>STTS23H0068</text:p>
          </table:table-cell>
          <table:table-cell office:value-type="string">
            <text:p>1254124001</text:p>
          </table:table-cell>
          <table:table-cell office:value-type="string">
            <text:p>309952903</text:p>
          </table:table-cell>
          <table:table-cell office:value-type="string">
            <text:p>500</text:p>
          </table:table-cell>
          <table:table-cell office:value-type="string">
            <text:p>0.793</text:p>
          </table:table-cell>
          <table:table-cell office:value-type="string">
            <text:p>396.50</text:p>
          </table:table-cell>
          <table:table-cell table:number-columns-repeated="1018"/>
        </table:table-row>
        <table:table-row table:style-name="ro2">
          <table:table-cell office:value-type="string">
            <text:p>STTS23H0068</text:p>
          </table:table-cell>
          <table:table-cell office:value-type="string">
            <text:p>1254124002</text:p>
          </table:table-cell>
          <table:table-cell office:value-type="string">
            <text:p>309952903</text:p>
          </table:table-cell>
          <table:table-cell office:value-type="string">
            <text:p>500</text:p>
          </table:table-cell>
          <table:table-cell office:value-type="string">
            <text:p>0.793</text:p>
          </table:table-cell>
          <table:table-cell office:value-type="string">
            <text:p>396.50</text:p>
          </table:table-cell>
          <table:table-cell table:number-columns-repeated="1018"/>
        </table:table-row>
        <table:table-row table:style-name="ro2">
          <table:table-cell office:value-type="string">
            <text:p>STTS23H0068</text:p>
          </table:table-cell>
          <table:table-cell office:value-type="string">
            <text:p>1254355001</text:p>
          </table:table-cell>
          <table:table-cell office:value-type="string">
            <text:p>309952903</text:p>
          </table:table-cell>
          <table:table-cell office:value-type="string">
            <text:p>1000</text:p>
          </table:table-cell>
          <table:table-cell office:value-type="string">
            <text:p>0.793</text:p>
          </table:table-cell>
          <table:table-cell office:value-type="string">
            <text:p>793.00</text:p>
          </table:table-cell>
          <table:table-cell table:number-columns-repeated="1018"/>
        </table:table-row>
        <table:table-row table:style-name="ro2">
          <table:table-cell office:value-type="string">
            <text:p>STTS23H0068</text:p>
          </table:table-cell>
          <table:table-cell office:value-type="string">
            <text:p>1254355002</text:p>
          </table:table-cell>
          <table:table-cell office:value-type="string">
            <text:p>309952903</text:p>
          </table:table-cell>
          <table:table-cell office:value-type="string">
            <text:p>2500</text:p>
          </table:table-cell>
          <table:table-cell office:value-type="string">
            <text:p>0.793</text:p>
          </table:table-cell>
          <table:table-cell office:value-type="string">
            <text:p>1982.50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6">03/06/2024</text:date>, <text:time>11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06T11:39:39</dc:date>
    <meta:generator>OpenOffice/4.1.15$Win32 OpenOffice.org_project/4115m2$Build-9813</meta:generator>
    <meta:editing-duration>PT6M36S</meta:editing-duration>
    <meta:editing-cycles>1</meta:editing-cycles>
    <meta:document-statistic meta:table-count="1" meta:cell-count="66" meta:object-count="0"/>
  </office:meta>
</office:document-meta>
</file>